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4.00pt" fo:margin-bottom="14.00p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9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14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top="14.00pt" fo:margin-bottom="14.00pt"/>
    </style:style>
    <style:style style:name="P19" style:family="paragraph">
      <style:paragraph-properties fo:line-height="120.00%" fo:text-align="left" fo:margin-bottom="7.00pt"/>
    </style:style>
    <style:style style:name="P20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21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26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31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top="14.00pt" fo:margin-bottom="14.00pt"/>
    </style:style>
    <style:style style:name="P36" style:family="paragraph">
      <style:paragraph-properties fo:line-height="120.00%" fo:text-align="left" fo:margin-bottom="7.00pt"/>
    </style:style>
    <style:style style:name="P37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3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43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48" style:family="paragraph">
      <style:paragraph-properties fo:line-height="100.00%" fo:text-align="left">
        <style:tab-stops>
          <style:tab-stop style:position="45.80pt"/>
          <style:tab-stop style:position="91.60pt"/>
          <style:tab-stop style:position="137.40pt"/>
          <style:tab-stop style:position="183.20pt"/>
          <style:tab-stop style:position="229.00pt"/>
          <style:tab-stop style:position="274.80pt"/>
          <style:tab-stop style:position="320.60pt"/>
          <style:tab-stop style:position="366.40pt"/>
          <style:tab-stop style:position="412.20pt"/>
          <style:tab-stop style:position="458.00pt"/>
          <style:tab-stop style:position="503.80pt"/>
          <style:tab-stop style:position="549.60pt"/>
          <style:tab-stop style:position="595.40pt"/>
          <style:tab-stop style:position="641.20pt"/>
          <style:tab-stop style:position="687.00pt"/>
          <style:tab-stop style:position="732.8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0.00pt" fo:text-indent="-0.75pt">
        <style:tab-stops>
          <style:tab-stop style:position="15.05pt" style:type="center"/>
          <style:tab-stop style:position="3289.65pt" style:type="center"/>
        </style:tab-stops>
      </style:paragraph-properties>
    </style:style>
    <style:style style:name="P51" style:family="paragraph">
      <style:paragraph-properties fo:line-height="100.00%" fo:text-align="left"/>
    </style:style>
    <style:style style:name="TableColumn0100" style:family="table-column">
      <style:table-column-properties style:column-width="0.209028in"/>
    </style:style>
    <style:style style:name="TableColumn0101" style:family="table-column">
      <style:table-column-properties style:column-width="6.484028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olumn0200" style:family="table-column">
      <style:table-column-properties style:column-width="0.209028in"/>
    </style:style>
    <style:style style:name="TableColumn0201" style:family="table-column">
      <style:table-column-properties style:column-width="6.484028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olumn0300" style:family="table-column">
      <style:table-column-properties style:column-width="0.209028in"/>
    </style:style>
    <style:style style:name="TableColumn0301" style:family="table-column">
      <style:table-column-properties style:column-width="6.484028in"/>
    </style:style>
    <style:style style:name="Table03" style:family="table">
      <style:table-properties style:width="6.693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olumn0400" style:family="table-column">
      <style:table-column-properties style:column-width="0.209028in"/>
    </style:style>
    <style:style style:name="TableColumn0401" style:family="table-column">
      <style:table-column-properties style:column-width="6.484028in"/>
    </style:style>
    <style:style style:name="Table04" style:family="table">
      <style:table-properties style:width="6.69305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olumn0500" style:family="table-column">
      <style:table-column-properties style:column-width="0.209028in"/>
    </style:style>
    <style:style style:name="TableColumn0501" style:family="table-column">
      <style:table-column-properties style:column-width="6.484028in"/>
    </style:style>
    <style:style style:name="Table05" style:family="table">
      <style:table-properties style:width="6.69305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olumn0600" style:family="table-column">
      <style:table-column-properties style:column-width="0.209028in"/>
    </style:style>
    <style:style style:name="TableColumn0601" style:family="table-column">
      <style:table-column-properties style:column-width="6.484028in"/>
    </style:style>
    <style:style style:name="Table06" style:family="table">
      <style:table-properties style:width="6.693056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olumn0700" style:family="table-column">
      <style:table-column-properties style:column-width="0.209028in"/>
    </style:style>
    <style:style style:name="TableColumn0701" style:family="table-column">
      <style:table-column-properties style:column-width="6.484028in"/>
    </style:style>
    <style:style style:name="Table07" style:family="table">
      <style:table-properties style:width="6.693056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olumn0800" style:family="table-column">
      <style:table-column-properties style:column-width="0.209028in"/>
    </style:style>
    <style:style style:name="TableColumn0801" style:family="table-column">
      <style:table-column-properties style:column-width="6.484028in"/>
    </style:style>
    <style:style style:name="Table08" style:family="table">
      <style:table-properties style:width="6.693056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ell080001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olumn0900" style:family="table-column">
      <style:table-column-properties style:column-width="0.209028in"/>
    </style:style>
    <style:style style:name="TableColumn0901" style:family="table-column">
      <style:table-column-properties style:column-width="6.484028in"/>
    </style:style>
    <style:style style:name="Table09" style:family="table">
      <style:table-properties style:width="6.693056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10417in" fo:padding-right="0.010417in" fo:vertical-align="center" fo:background-color="#ffffff"/>
    </style:style>
  </office:automatic-styles>
  <office:body>
    <office:text>
      <text:p text:style-name="P1"><text:span text:style-name="T1">MapReduce problems</text:span></text:p>
      <text:p text:style-name="P1"><text:span text:style-name="T2">Problem 1: Get the maximum average temperature for every city.</text:span></text:p>
      <text:p text:style-name="P2"><text:span text:style-name="T3">Input format: City Name, Year, month1_Temp, month2_Temp, month3_Temp, Avg_Temp_of_Year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5">1</text:span></text:p>
            <text:p text:style-name="P4"><text:span text:style-name="T5">2</text:span></text:p>
            <text:p text:style-name="P4"><text:span text:style-name="T5">3</text:span></text:p>
            <text:p text:style-name="P4"><text:span text:style-name="T5">4</text:span></text:p>
            <text:p text:style-name="P4"><text:span text:style-name="T5">5</text:span></text:p>
            <text:p text:style-name="P4"><text:span text:style-name="T5">6</text:span></text:p>
            <text:p text:style-name="P4"><text:span text:style-name="T5">7</text:span><text:span text:style-name="T6"/></text:p>
          </table:table-cell>
          <table:table-cell table:style-name="TableCell010001">
            <text:p text:style-name="P5"><text:span text:style-name="T7">chennai,2010,30,31,32,33</text:span></text:p>
            <text:p text:style-name="P5"><text:span text:style-name="T7">bangalore,2012,20,23,23,21</text:span></text:p>
            <text:p text:style-name="P5"><text:span text:style-name="T7">chennai,2016,37,38,37,35</text:span></text:p>
            <text:p text:style-name="P5"><text:span text:style-name="T7">coimbatore,2016,33,34,33,31</text:span></text:p>
            <text:p text:style-name="P5"><text:span text:style-name="T7">bangalore,2015,25,26,26,25</text:span></text:p>
            <text:p text:style-name="P5"><text:span text:style-name="T7">cochin,2016,29,30,28,27</text:span></text:p>
            <text:p text:style-name="P5"><text:span text:style-name="T7">chennai,2015,35,33,36,37</text:span><text:span text:style-name="T8"/></text:p>
          </table:table-cell>
        </table:table-row>
      </table:table>
      <text:p text:style-name="P7"><text:span text:style-name="T8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9"><text:span text:style-name="T9">1</text:span></text:p>
            <text:p text:style-name="P9"><text:span text:style-name="T9">2</text:span></text:p>
            <text:p text:style-name="P9"><text:span text:style-name="T9">3</text:span></text:p>
            <text:p text:style-name="P9"><text:span text:style-name="T9">4</text:span></text:p>
            <text:p text:style-name="P9"><text:span text:style-name="T9">5</text:span></text:p>
            <text:p text:style-name="P9"><text:span text:style-name="T9">6</text:span></text:p>
            <text:p text:style-name="P9"><text:span text:style-name="T9">7</text:span></text:p>
            <text:p text:style-name="P9"><text:span text:style-name="T9">8</text:span></text:p>
            <text:p text:style-name="P9"><text:span text:style-name="T9">9</text:span></text:p>
            <text:p text:style-name="P9"><text:span text:style-name="T9">10</text:span></text:p>
            <text:p text:style-name="P9"><text:span text:style-name="T9">11</text:span></text:p>
            <text:p text:style-name="P9"><text:span text:style-name="T9">12</text:span></text:p>
            <text:p text:style-name="P9"><text:span text:style-name="T9">13</text:span></text:p>
            <text:p text:style-name="P9"><text:span text:style-name="T9">14</text:span></text:p>
            <text:p text:style-name="P9"><text:span text:style-name="T9">15</text:span></text:p>
            <text:p text:style-name="P9"><text:span text:style-name="T9">16</text:span></text:p>
            <text:p text:style-name="P9"><text:span text:style-name="T9">17</text:span></text:p>
            <text:p text:style-name="P9"><text:span text:style-name="T9">18</text:span></text:p>
            <text:p text:style-name="P9"><text:span text:style-name="T9">19</text:span></text:p>
            <text:p text:style-name="P9"><text:span text:style-name="T9">20</text:span></text:p>
            <text:p text:style-name="P9"><text:span text:style-name="T9">21</text:span></text:p>
            <text:p text:style-name="P9"><text:span text:style-name="T9">22</text:span></text:p>
            <text:p text:style-name="P9"><text:span text:style-name="T9">23</text:span></text:p>
            <text:p text:style-name="P9"><text:span text:style-name="T9">24</text:span></text:p>
            <text:p text:style-name="P9"><text:span text:style-name="T9">25</text:span></text:p>
            <text:p text:style-name="P9"><text:span text:style-name="T9">26</text:span></text:p>
            <text:p text:style-name="P9"><text:span text:style-name="T9">27</text:span></text:p>
            <text:p text:style-name="P9"><text:span text:style-name="T9">28</text:span></text:p>
            <text:p text:style-name="P9"><text:span text:style-name="T9">29</text:span></text:p>
            <text:p text:style-name="P9"><text:span text:style-name="T9">30</text:span></text:p>
            <text:p text:style-name="P9"><text:span text:style-name="T9">31</text:span></text:p>
            <text:p text:style-name="P9"><text:span text:style-name="T9">32</text:span></text:p>
            <text:p text:style-name="P9"><text:span text:style-name="T9">33</text:span></text:p>
            <text:p text:style-name="P9"><text:span text:style-name="T9">34</text:span></text:p>
            <text:p text:style-name="P9"><text:span text:style-name="T9">35</text:span></text:p>
            <text:p text:style-name="P9"><text:span text:style-name="T9">36</text:span></text:p>
            <text:p text:style-name="P9"><text:span text:style-name="T9">37</text:span></text:p>
            <text:p text:style-name="P9"><text:span text:style-name="T9">38</text:span></text:p>
            <text:p text:style-name="P9"><text:span text:style-name="T9">39</text:span></text:p>
            <text:p text:style-name="P9"><text:span text:style-name="T9">40</text:span></text:p>
            <text:p text:style-name="P9"><text:span text:style-name="T9">41</text:span></text:p>
            <text:p text:style-name="P9"><text:span text:style-name="T9">42</text:span></text:p>
            <text:p text:style-name="P9"><text:span text:style-name="T9">43</text:span></text:p>
            <text:p text:style-name="P9"><text:span text:style-name="T9">44</text:span></text:p>
            <text:p text:style-name="P9"><text:span text:style-name="T9">45</text:span></text:p>
            <text:p text:style-name="P9"><text:span text:style-name="T9">46</text:span></text:p>
            <text:p text:style-name="P9"><text:span text:style-name="T9">47</text:span></text:p>
            <text:p text:style-name="P9"><text:span text:style-name="T9">4849</text:span></text:p>
            <text:p text:style-name="P9"><text:span text:style-name="T9">50</text:span></text:p>
            <text:p text:style-name="P9"><text:span text:style-name="T9">51</text:span></text:p>
            <text:p text:style-name="P9"><text:span text:style-name="T9">52</text:span></text:p>
            <text:p text:style-name="P9"><text:span text:style-name="T9">53</text:span></text:p>
            <text:p text:style-name="P9"><text:span text:style-name="T9">54</text:span></text:p>
            <text:p text:style-name="P9"><text:span text:style-name="T9">55</text:span></text:p>
            <text:p text:style-name="P9"><text:span text:style-name="T9">56</text:span></text:p>
            <text:p text:style-name="P9"><text:span text:style-name="T9">57</text:span></text:p>
            <text:p text:style-name="P9"><text:span text:style-name="T9">58</text:span></text:p>
            <text:p text:style-name="P9"><text:span text:style-name="T9">59</text:span></text:p>
            <text:p text:style-name="P9"><text:span text:style-name="T9">60</text:span></text:p>
            <text:p text:style-name="P9"><text:span text:style-name="T9">61</text:span></text:p>
            <text:p text:style-name="P9"><text:span text:style-name="T9">62</text:span></text:p>
            <text:p text:style-name="P9"><text:span text:style-name="T9">63</text:span></text:p>
            <text:p text:style-name="P9"><text:span text:style-name="T9">64</text:span><text:span text:style-name="T10"/></text:p>
          </table:table-cell>
          <table:table-cell table:style-name="TableCell020001">
            <text:p text:style-name="P10"><text:span text:style-name="T11">import java.io.IOException;</text:span></text:p>
            <text:p text:style-name="P10"><text:span text:style-name="T11">import org.apache.hadoop.conf.Configuration;</text:span></text:p>
            <text:p text:style-name="P10"><text:span text:style-name="T11">import org.apache.hadoop.fs.Path;</text:span></text:p>
            <text:p text:style-name="P10"><text:span text:style-name="T11">import org.apache.hadoop.io.FloatWritable;</text:span></text:p>
            <text:p text:style-name="P10"><text:span text:style-name="T11">import org.apache.hadoop.io.Text;</text:span></text:p>
            <text:p text:style-name="P10"><text:span text:style-name="T11">import org.apache.hadoop.mapreduce.Job;</text:span></text:p>
            <text:p text:style-name="P10"><text:span text:style-name="T11">import org.apache.hadoop.mapreduce.Mapper;</text:span></text:p>
            <text:p text:style-name="P10"><text:span text:style-name="T11">import org.apache.hadoop.mapreduce.Reducer;</text:span></text:p>
            <text:p text:style-name="P10"><text:span text:style-name="T11">import org.apache.hadoop.mapreduce.lib.input.FileInputFormat;</text:span></text:p>
            <text:p text:style-name="P10"><text:span text:style-name="T11">import org.apache.hadoop.mapreduce.lib.output.FileOutputFormat;</text:span></text:p>
            <text:p text:style-name="P10"><text:span text:style-name="T12"/></text:p>
            <text:p text:style-name="P10"><text:span text:style-name="T13">public class TempCity {</text:span></text:p>
            <text:p text:style-name="P10"><text:span text:style-name="T14"/></text:p>
            <text:p text:style-name="P10"><text:span text:style-name="T15"><text:s text:c="2"/>public static class TokenizerMapper</text:span></text:p>
            <text:p text:style-name="P10"><text:span text:style-name="T15"><text:s text:c="7"/>extends Mapper&lt;Object, Text, Text, FloatWritable&gt;{</text:span></text:p>
            <text:p text:style-name="P10"><text:span text:style-name="T16"/></text:p>
            <text:p text:style-name="P10"><text:span text:style-name="T17"><text:s text:c="4"/>private Text word = new Text();</text:span></text:p>
            <text:p text:style-name="P10"><text:span text:style-name="T18"/></text:p>
            <text:p text:style-name="P10"><text:span text:style-name="T19"><text:s text:c="4"/>public void map(Object key, Text value, Context context</text:span></text:p>
            <text:p text:style-name="P10"><text:span text:style-name="T19"><text:s text:c="20"/>) throws IOException, InterruptedException {</text:span></text:p>
            <text:p text:style-name="P10"><text:span text:style-name="T20"/></text:p>
            <text:p text:style-name="P10"><text:span text:style-name="T21"><text:tab/>String last=null;</text:span></text:p>
            <text:p text:style-name="P10"><text:span text:style-name="T21"><text:tab/>String[] words=value.toString().split(", ");</text:span></text:p>
            <text:p text:style-name="P10"><text:span text:style-name="T21"><text:tab/>word.set(words[0]);</text:span></text:p>
            <text:p text:style-name="P10"><text:span text:style-name="T21"><text:tab/>for(String w:words)</text:span></text:p>
            <text:p text:style-name="P10"><text:span text:style-name="T21"><text:tab/>{ last=w;</text:span></text:p>
            <text:p text:style-name="P10"><text:span text:style-name="T21"><text:tab/>}</text:span></text:p>
            <text:p text:style-name="P10"><text:span text:style-name="T21"><text:s text:c="8"/>float a=Float.parseFloat(last);</text:span></text:p>
            <text:p text:style-name="P10"><text:span text:style-name="T21"><text:s text:c="6"/>context.write(word, new FloatWritable(a));</text:span></text:p>
            <text:p text:style-name="P10"><text:span text:style-name="T21"><text:s text:c="6"/></text:span></text:p>
            <text:p text:style-name="P10"><text:span text:style-name="T21"><text:s text:c="4"/>}</text:span></text:p>
            <text:p text:style-name="P10"><text:span text:style-name="T21"><text:s text:c="2"/>}</text:span></text:p>
            <text:p text:style-name="P10"><text:span text:style-name="T22"/></text:p>
            <text:p text:style-name="P10"><text:span text:style-name="T23"><text:s text:c="2"/>public static class IntSumReducer</text:span></text:p>
            <text:p text:style-name="P10"><text:span text:style-name="T23"><text:s text:c="7"/>extends Reducer&lt;Text,FloatWritable,FloatWritable,Text&gt;{</text:span></text:p>
            <text:p text:style-name="P10"><text:span text:style-name="T23"><text:s text:c="4"/>private FloatWritable result = new FloatWritable();</text:span></text:p>
            <text:p text:style-name="P10"><text:span text:style-name="T24"/></text:p>
            <text:p text:style-name="P10"><text:span text:style-name="T25"><text:s text:c="4"/>public void reduce(Text key, Iterable&lt;FloatWritable&gt;values,</text:span></text:p>
            <text:p text:style-name="P10"><text:span text:style-name="T25"><text:s text:c="23"/>Context context</text:span></text:p>
            <text:p text:style-name="P10"><text:span text:style-name="T25"><text:s text:c="23"/>) throws IOException, InterruptedException {</text:span></text:p>
            <text:p text:style-name="P10"><text:span text:style-name="T25"><text:s text:c="5"/>float max = 0;</text:span></text:p>
            <text:p text:style-name="P10"><text:span text:style-name="T25"><text:s text:c="6"/>for (FloatWritable val : values) {</text:span></text:p>
            <text:p text:style-name="P10"><text:span text:style-name="T25"><text:s text:c="8"/>if(max&lt;val.get())</text:span></text:p>
            <text:p text:style-name="P10"><text:span text:style-name="T25"><text:tab/><text:tab/>{ max=val.get();}</text:span></text:p>
            <text:p text:style-name="P10"><text:span text:style-name="T25"><text:s text:c="6"/>}</text:span></text:p>
            <text:p text:style-name="P10"><text:span text:style-name="T25"><text:s text:c="6"/>result.set(max);</text:span></text:p>
            <text:p text:style-name="P10"><text:span text:style-name="T25"><text:s text:c="6"/>context.write(result,key);</text:span></text:p>
            <text:p text:style-name="P10"><text:span text:style-name="T25"><text:s text:c="4"/>}</text:span></text:p>
            <text:p text:style-name="P10"><text:span text:style-name="T25"><text:s text:c="2"/>}</text:span></text:p>
            <text:p text:style-name="P10"><text:span text:style-name="T26"/></text:p>
            <text:p text:style-name="P10"><text:span text:style-name="T27"><text:s text:c="2"/>public static void main(String[] args) throws Exception {</text:span></text:p>
            <text:p text:style-name="P10"><text:span text:style-name="T27"><text:s text:c="4"/>Configuration conf = new Configuration();</text:span></text:p>
            <text:p text:style-name="P10"><text:span text:style-name="T27"><text:s text:c="4"/>Job job = Job.getInstance(conf, "sort student");</text:span></text:p>
            <text:p text:style-name="P10"><text:span text:style-name="T27"><text:s text:c="4"/>job.setJarByClass(TempCity.class);</text:span></text:p>
            <text:p text:style-name="P10"><text:span text:style-name="T27"><text:s text:c="4"/>job.setMapperClass(TokenizerMapper.class);</text:span></text:p>
            <text:p text:style-name="P10"><text:span text:style-name="T27"><text:s text:c="4"/>job.setCombinerClass(IntSumReducer.class);</text:span></text:p>
            <text:p text:style-name="P10"><text:span text:style-name="T27"><text:s text:c="4"/>job.setReducerClass(IntSumReducer.class);</text:span></text:p>
            <text:p text:style-name="P10"><text:span text:style-name="T27"><text:s text:c="4"/>job.setOutputKeyClass(FloatWritable.class);</text:span></text:p>
            <text:p text:style-name="P10"><text:span text:style-name="T27"><text:s text:c="4"/>job.setOutputValueClass(Text.class);</text:span></text:p>
            <text:p text:style-name="P10"><text:span text:style-name="T27"><text:s text:c="4"/>FileInputFormat.addInputPath(job, new Path(args[0]));</text:span></text:p>
            <text:p text:style-name="P10"><text:span text:style-name="T27"><text:s text:c="4"/>FileOutputFormat.setOutputPath(job, new Path(args[1]));</text:span></text:p>
            <text:p text:style-name="P10"><text:span text:style-name="T27"><text:s text:c="4"/>System.exit(job.waitForCompletion(true) ? 0 : 1);</text:span></text:p>
            <text:p text:style-name="P10"><text:span text:style-name="T27"><text:s text:c="2"/>}</text:span></text:p>
            <text:p text:style-name="P10"><text:span text:style-name="T27">}</text:span><text:span text:style-name="T28"/></text:p>
          </table:table-cell>
        </table:table-row>
      </table:table>
      <text:p text:style-name="P12"><text:span text:style-name="T28"/></text:p>
      <text:p text:style-name="P12"><text:span text:style-name="T29">Output:</text:span></text:p>
      <text:p text:style-name="P12"><text:span text:style-name="T30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14"><text:span text:style-name="T31">1</text:span></text:p>
            <text:p text:style-name="P14"><text:span text:style-name="T31">2</text:span></text:p>
            <text:p text:style-name="P14"><text:span text:style-name="T31">3</text:span><text:span text:style-name="T32"/></text:p>
          </table:table-cell>
          <table:table-cell table:style-name="TableCell030001">
            <text:p text:style-name="P15"><text:span text:style-name="T33">chennai,37</text:span></text:p>
            <text:p text:style-name="P15"><text:span text:style-name="T33">bangalore,25</text:span></text:p>
            <text:p text:style-name="P15"><text:span text:style-name="T33">cochin,27</text:span><text:span text:style-name="T34"/></text:p>
          </table:table-cell>
        </table:table-row>
      </table:table>
      <text:p text:style-name="P17"><text:span text:style-name="T34"/></text:p>
      <text:p text:style-name="P18"><text:span text:style-name="T35">Problem 2: Sort the students name based on GPA</text:span></text:p>
      <text:p text:style-name="P19"><text:span text:style-name="T36">Input format: Student name, GPA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1"><text:span text:style-name="T38">1</text:span></text:p>
            <text:p text:style-name="P21"><text:span text:style-name="T38">2</text:span></text:p>
            <text:p text:style-name="P21"><text:span text:style-name="T38">3</text:span></text:p>
            <text:p text:style-name="P21"><text:span text:style-name="T38">4</text:span></text:p>
            <text:p text:style-name="P21"><text:span text:style-name="T38">5</text:span></text:p>
            <text:p text:style-name="P21"><text:span text:style-name="T38">6</text:span></text:p>
            <text:p text:style-name="P21"><text:span text:style-name="T38">7</text:span><text:span text:style-name="T39"/></text:p>
          </table:table-cell>
          <table:table-cell table:style-name="TableCell040001">
            <text:p text:style-name="P22"><text:span text:style-name="T40">Dharun,8.6</text:span></text:p>
            <text:p text:style-name="P22"><text:span text:style-name="T40">Prithvi,9.2</text:span></text:p>
            <text:p text:style-name="P22"><text:span text:style-name="T40">Suriya,7.8</text:span></text:p>
            <text:p text:style-name="P22"><text:span text:style-name="T40">Arjun,8.5</text:span></text:p>
            <text:p text:style-name="P22"><text:span text:style-name="T40">Chandran,5.9</text:span></text:p>
            <text:p text:style-name="P22"><text:span text:style-name="T40">Indhran,9.0</text:span></text:p>
            <text:p text:style-name="P22"><text:span text:style-name="T40">Vishwanth,7.6</text:span><text:span text:style-name="T41"/></text:p>
          </table:table-cell>
        </table:table-row>
      </table:table>
      <text:p text:style-name="P24"><text:span text:style-name="T41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26"><text:span text:style-name="T42">1</text:span></text:p>
            <text:p text:style-name="P26"><text:span text:style-name="T42">2</text:span></text:p>
            <text:p text:style-name="P26"><text:span text:style-name="T42">3</text:span></text:p>
            <text:p text:style-name="P26"><text:span text:style-name="T42">4</text:span></text:p>
            <text:p text:style-name="P26"><text:span text:style-name="T42">5</text:span></text:p>
            <text:p text:style-name="P26"><text:span text:style-name="T42">6</text:span></text:p>
            <text:p text:style-name="P26"><text:span text:style-name="T42">7</text:span></text:p>
            <text:p text:style-name="P26"><text:span text:style-name="T42">8</text:span></text:p>
            <text:p text:style-name="P26"><text:span text:style-name="T42">9</text:span></text:p>
            <text:p text:style-name="P26"><text:span text:style-name="T42">10</text:span></text:p>
            <text:p text:style-name="P26"><text:span text:style-name="T42">11</text:span></text:p>
            <text:p text:style-name="P26"><text:span text:style-name="T42">12</text:span></text:p>
            <text:p text:style-name="P26"><text:span text:style-name="T42">13</text:span></text:p>
            <text:p text:style-name="P26"><text:span text:style-name="T42">14</text:span></text:p>
            <text:p text:style-name="P26"><text:span text:style-name="T42">15</text:span></text:p>
            <text:p text:style-name="P26"><text:span text:style-name="T42">16</text:span></text:p>
            <text:p text:style-name="P26"><text:span text:style-name="T42">17</text:span></text:p>
            <text:p text:style-name="P26"><text:span text:style-name="T42">18</text:span></text:p>
            <text:p text:style-name="P26"><text:span text:style-name="T42">19</text:span></text:p>
            <text:p text:style-name="P26"><text:span text:style-name="T42">20</text:span></text:p>
            <text:p text:style-name="P26"><text:span text:style-name="T42">21</text:span></text:p>
            <text:p text:style-name="P26"><text:span text:style-name="T42">22</text:span></text:p>
            <text:p text:style-name="P26"><text:span text:style-name="T42">23</text:span></text:p>
            <text:p text:style-name="P26"><text:span text:style-name="T42">24</text:span></text:p>
            <text:p text:style-name="P26"><text:span text:style-name="T42">25</text:span></text:p>
            <text:p text:style-name="P26"><text:span text:style-name="T42">26</text:span></text:p>
            <text:p text:style-name="P26"><text:span text:style-name="T42">27</text:span></text:p>
            <text:p text:style-name="P26"><text:span text:style-name="T42">28</text:span></text:p>
            <text:p text:style-name="P26"><text:span text:style-name="T42">29</text:span></text:p>
            <text:p text:style-name="P26"><text:span text:style-name="T42">30</text:span></text:p>
            <text:p text:style-name="P26"><text:span text:style-name="T42">31</text:span></text:p>
            <text:p text:style-name="P26"><text:span text:style-name="T42">32</text:span></text:p>
            <text:p text:style-name="P26"><text:span text:style-name="T42">33</text:span></text:p>
            <text:p text:style-name="P26"><text:span text:style-name="T42">34</text:span></text:p>
            <text:p text:style-name="P26"><text:span text:style-name="T42">35</text:span></text:p>
            <text:p text:style-name="P26"><text:span text:style-name="T42">36</text:span></text:p>
            <text:p text:style-name="P26"><text:span text:style-name="T42">37</text:span></text:p>
            <text:p text:style-name="P26"><text:span text:style-name="T42">38</text:span></text:p>
            <text:p text:style-name="P26"><text:span text:style-name="T42">39</text:span></text:p>
            <text:p text:style-name="P26"><text:span text:style-name="T42">40</text:span></text:p>
            <text:p text:style-name="P26"><text:span text:style-name="T42">41</text:span></text:p>
            <text:p text:style-name="P26"><text:span text:style-name="T42">42</text:span></text:p>
            <text:p text:style-name="P26"><text:span text:style-name="T42">43</text:span></text:p>
            <text:p text:style-name="P26"><text:span text:style-name="T42">44</text:span></text:p>
            <text:p text:style-name="P26"><text:span text:style-name="T42">45</text:span></text:p>
            <text:p text:style-name="P26"><text:span text:style-name="T42">46</text:span></text:p>
            <text:p text:style-name="P26"><text:span text:style-name="T42">47</text:span></text:p>
            <text:p text:style-name="P26"><text:span text:style-name="T42">4849</text:span></text:p>
            <text:p text:style-name="P26"><text:span text:style-name="T42">50</text:span></text:p>
            <text:p text:style-name="P26"><text:span text:style-name="T42">51</text:span></text:p>
            <text:p text:style-name="P26"><text:span text:style-name="T42">52</text:span></text:p>
            <text:p text:style-name="P26"><text:span text:style-name="T42">53</text:span></text:p>
            <text:p text:style-name="P26"><text:span text:style-name="T42">54</text:span></text:p>
            <text:p text:style-name="P26"><text:span text:style-name="T42">55</text:span><text:span text:style-name="T43"/></text:p>
          </table:table-cell>
          <table:table-cell table:style-name="TableCell050001">
            <text:p text:style-name="P27"><text:span text:style-name="T44">import java.io.IOException;</text:span></text:p>
            <text:p text:style-name="P27"><text:span text:style-name="T44">import org.apache.hadoop.conf.Configuration;</text:span></text:p>
            <text:p text:style-name="P27"><text:span text:style-name="T44">import org.apache.hadoop.fs.Path;</text:span></text:p>
            <text:p text:style-name="P27"><text:span text:style-name="T44">import org.apache.hadoop.io.IntWritable;</text:span></text:p>
            <text:p text:style-name="P27"><text:span text:style-name="T44">import org.apache.hadoop.io.Text;</text:span></text:p>
            <text:p text:style-name="P27"><text:span text:style-name="T44">import org.apache.hadoop.mapreduce.Job;</text:span></text:p>
            <text:p text:style-name="P27"><text:span text:style-name="T44">import org.apache.hadoop.mapreduce.Mapper;</text:span></text:p>
            <text:p text:style-name="P27"><text:span text:style-name="T44">import org.apache.hadoop.mapreduce.Reducer;</text:span></text:p>
            <text:p text:style-name="P27"><text:span text:style-name="T44">import org.apache.hadoop.mapreduce.lib.input.FileInputFormat;</text:span></text:p>
            <text:p text:style-name="P27"><text:span text:style-name="T44">import org.apache.hadoop.mapreduce.lib.output.FileOutputFormat;</text:span></text:p>
            <text:p text:style-name="P27"><text:span text:style-name="T45"/></text:p>
            <text:p text:style-name="P27"><text:span text:style-name="T46">public class SortStudent {</text:span></text:p>
            <text:p text:style-name="P27"><text:span text:style-name="T47"/></text:p>
            <text:p text:style-name="P27"><text:span text:style-name="T48"><text:s text:c="2"/>public static class TokenizerMapper</text:span></text:p>
            <text:p text:style-name="P27"><text:span text:style-name="T48"><text:s text:c="7"/>extends Mapper&lt;Object, Text, Text, Text&gt;{</text:span></text:p>
            <text:p text:style-name="P27"><text:span text:style-name="T49"/></text:p>
            <text:p text:style-name="P27"><text:span text:style-name="T50"><text:s text:c="4"/>private Text name = new Text();<text:tab/></text:span></text:p>
            <text:p text:style-name="P27"><text:span text:style-name="T50"><text:s text:c="4"/>private Text gpa = new Text();</text:span></text:p>
            <text:p text:style-name="P27"><text:span text:style-name="T50"><text:s text:c="4"/>public void map(Object key, Text value, Context context</text:span></text:p>
            <text:p text:style-name="P27"><text:span text:style-name="T50"><text:s text:c="20"/>) throws IOException, InterruptedException {</text:span></text:p>
            <text:p text:style-name="P27"><text:span text:style-name="T50"><text:tab/></text:span></text:p>
            <text:p text:style-name="P27"><text:span text:style-name="T50"><text:tab/>String[] words=value.toString().split(", ");</text:span></text:p>
            <text:p text:style-name="P27"><text:span text:style-name="T50"><text:tab/>name.set(words[0]);</text:span></text:p>
            <text:p text:style-name="P27"><text:span text:style-name="T50"><text:tab/>gpa.set(words[1]);</text:span></text:p>
            <text:p text:style-name="P27"><text:span text:style-name="T50"><text:tab/>context.write(gpa,name);</text:span></text:p>
            <text:p text:style-name="P27"><text:span text:style-name="T50"><text:s text:c="4"/>}</text:span></text:p>
            <text:p text:style-name="P27"><text:span text:style-name="T50"><text:s text:c="2"/>}</text:span></text:p>
            <text:p text:style-name="P27"><text:span text:style-name="T51"/></text:p>
            <text:p text:style-name="P27"><text:span text:style-name="T52"><text:s text:c="2"/>public static class IntSumReducer</text:span></text:p>
            <text:p text:style-name="P27"><text:span text:style-name="T52"><text:s text:c="7"/>extends Reducer&lt;Text,Text,Text,Text&gt;{</text:span></text:p>
            <text:p text:style-name="P27"><text:span text:style-name="T52"><text:s text:c="4"/>private IntWritable result = new IntWritable();</text:span></text:p>
            <text:p text:style-name="P27"><text:span text:style-name="T53"/></text:p>
            <text:p text:style-name="P27"><text:span text:style-name="T54"><text:s text:c="4"/>public void reduce(Text key,Iterable&lt;Text&gt;values,</text:span></text:p>
            <text:p text:style-name="P27"><text:span text:style-name="T54"><text:s text:c="23"/>Context context</text:span></text:p>
            <text:p text:style-name="P27"><text:span text:style-name="T54"><text:s text:c="23"/>) throws IOException, InterruptedException {</text:span></text:p>
            <text:p text:style-name="P27"><text:span text:style-name="T54"><text:s text:c="6"/></text:span></text:p>
            <text:p text:style-name="P27"><text:span text:style-name="T54"><text:s text:c="4"/>for (Text val : values) {</text:span></text:p>
            <text:p text:style-name="P27"><text:span text:style-name="T54"><text:tab/><text:tab/>context.write(val,key);}</text:span></text:p>
            <text:p text:style-name="P27"><text:span text:style-name="T54"><text:s text:c="4"/>}</text:span></text:p>
            <text:p text:style-name="P27"><text:span text:style-name="T54"><text:s text:c="2"/>}</text:span></text:p>
            <text:p text:style-name="P27"><text:span text:style-name="T55"/></text:p>
            <text:p text:style-name="P27"><text:span text:style-name="T56"><text:s text:c="2"/>public static void main(String[] args) throws Exception {</text:span></text:p>
            <text:p text:style-name="P27"><text:span text:style-name="T56"><text:s text:c="4"/>Configuration conf = new Configuration();</text:span></text:p>
            <text:p text:style-name="P27"><text:span text:style-name="T56"><text:s text:c="4"/>Job job = Job.getInstance(conf, "sort student");</text:span></text:p>
            <text:p text:style-name="P27"><text:span text:style-name="T56"><text:s text:c="4"/>job.setJarByClass(SortStudent.class);</text:span></text:p>
            <text:p text:style-name="P27"><text:span text:style-name="T56"><text:s text:c="4"/>job.setMapperClass(TokenizerMapper.class);</text:span></text:p>
            <text:p text:style-name="P27"><text:span text:style-name="T56"><text:s text:c="4"/>job.setCombinerClass(IntSumReducer.class);</text:span></text:p>
            <text:p text:style-name="P27"><text:span text:style-name="T56"><text:s text:c="4"/>job.setReducerClass(IntSumReducer.class);</text:span></text:p>
            <text:p text:style-name="P27"><text:span text:style-name="T56"><text:s text:c="4"/>job.setOutputKeyClass(Text.class);</text:span></text:p>
            <text:p text:style-name="P27"><text:span text:style-name="T56"><text:s text:c="4"/>job.setOutputValueClass(Text.class);</text:span></text:p>
            <text:p text:style-name="P27"><text:span text:style-name="T56"><text:s text:c="4"/>FileInputFormat.addInputPath(job, new Path(args[0]));</text:span></text:p>
            <text:p text:style-name="P27"><text:span text:style-name="T56"><text:s text:c="4"/>FileOutputFormat.setOutputPath(job, new Path(args[1]));</text:span></text:p>
            <text:p text:style-name="P27"><text:span text:style-name="T56"><text:s text:c="4"/>System.exit(job.waitForCompletion(true) ? 0 : 1);</text:span></text:p>
            <text:p text:style-name="P27"><text:span text:style-name="T56"><text:s text:c="2"/>}</text:span></text:p>
            <text:p text:style-name="P27"><text:span text:style-name="T56">}</text:span><text:span text:style-name="T57"/></text:p>
          </table:table-cell>
        </table:table-row>
      </table:table>
      <text:p text:style-name="P29"><text:span text:style-name="T57"/></text:p>
      <text:p text:style-name="P29"><text:span text:style-name="T58">Output:</text:span></text:p>
      <text:p text:style-name="P29"><text:span text:style-name="T59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31"><text:span text:style-name="T60">1</text:span></text:p>
            <text:p text:style-name="P31"><text:span text:style-name="T60">2</text:span></text:p>
            <text:p text:style-name="P31"><text:span text:style-name="T60">3</text:span></text:p>
            <text:p text:style-name="P31"><text:span text:style-name="T60">4</text:span></text:p>
            <text:p text:style-name="P31"><text:span text:style-name="T60">5</text:span></text:p>
            <text:p text:style-name="P31"><text:span text:style-name="T60">6</text:span></text:p>
            <text:p text:style-name="P31"><text:span text:style-name="T60">7</text:span><text:span text:style-name="T61"/></text:p>
          </table:table-cell>
          <table:table-cell table:style-name="TableCell060001">
            <text:p text:style-name="P32"><text:span text:style-name="T62">Chandran,5.9</text:span></text:p>
            <text:p text:style-name="P32"><text:span text:style-name="T62">Vishwanth,7.6</text:span></text:p>
            <text:p text:style-name="P32"><text:span text:style-name="T62">Suriya,7.8</text:span></text:p>
            <text:p text:style-name="P32"><text:span text:style-name="T62">Arjun,8.5</text:span></text:p>
            <text:p text:style-name="P32"><text:span text:style-name="T62">Dharun,8.6</text:span></text:p>
            <text:p text:style-name="P32"><text:span text:style-name="T62">Indhran,9.0</text:span></text:p>
            <text:p text:style-name="P32"><text:span text:style-name="T62">Prithvi,9.2</text:span><text:span text:style-name="T63"/></text:p>
          </table:table-cell>
        </table:table-row>
      </table:table>
      <text:p text:style-name="P34"><text:span text:style-name="T63"/></text:p>
      <text:p text:style-name="P35"><text:span text:style-name="T64">Problem 3: Write a mapreduce pgm to find unitwise salary.</text:span></text:p>
      <text:p text:style-name="P36"><text:span text:style-name="T65">Input format: EmpNo, EmpName, Unit, Designation, Salary, Location</text:span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38"><text:span text:style-name="T67">1</text:span></text:p>
            <text:p text:style-name="P38"><text:span text:style-name="T67">2</text:span></text:p>
            <text:p text:style-name="P38"><text:span text:style-name="T67">3</text:span></text:p>
            <text:p text:style-name="P38"><text:span text:style-name="T67">4</text:span></text:p>
            <text:p text:style-name="P38"><text:span text:style-name="T67">5</text:span></text:p>
            <text:p text:style-name="P38"><text:span text:style-name="T67">6</text:span></text:p>
            <text:p text:style-name="P38"><text:span text:style-name="T67">7</text:span></text:p>
            <text:p text:style-name="P38"><text:span text:style-name="T67">8</text:span></text:p>
            <text:p text:style-name="P38"><text:span text:style-name="T67">9</text:span></text:p>
            <text:p text:style-name="P38"><text:span text:style-name="T67">10</text:span><text:span text:style-name="T68"/></text:p>
          </table:table-cell>
          <table:table-cell table:style-name="TableCell070001">
            <text:p text:style-name="P39"><text:span text:style-name="T69">1001,John,IMST,TA,30000,Trivandrum</text:span></text:p>
            <text:p text:style-name="P39"><text:span text:style-name="T69">1002,Jack,CLOUD,PM,80000,Bangalore</text:span></text:p>
            <text:p text:style-name="P39"><text:span text:style-name="T69">1003,Joshi,FNPR,TA,35000,Trivandrum</text:span></text:p>
            <text:p text:style-name="P39"><text:span text:style-name="T69">1004,Josh,ECSSAP,PM,75000,Bangalore</text:span></text:p>
            <text:p text:style-name="P39"><text:span text:style-name="T69">1005,Jim,FSADM,SPM,60000,Bangalore</text:span></text:p>
            <text:p text:style-name="P39"><text:span text:style-name="T69">1006,Smith,ICS,TA,24000,Chandigarh</text:span></text:p>
            <text:p text:style-name="P39"><text:span text:style-name="T69">1007,Tiger,IMST,SPM,56000,Trivandrum</text:span></text:p>
            <text:p text:style-name="P39"><text:span text:style-name="T69">1008,Kate,FNPR,PM,76000,Chennai</text:span></text:p>
            <text:p text:style-name="P39"><text:span text:style-name="T69">1009,Cassy,MFGADM,TA,40000,Bangalore</text:span></text:p>
            <text:p text:style-name="P39"><text:span text:style-name="T69">1010,Ronald,ECSSAP,SPM,65000,Chennai</text:span><text:span text:style-name="T70"/></text:p>
          </table:table-cell>
        </table:table-row>
      </table:table>
      <text:p text:style-name="P41"><text:span text:style-name="T70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43"><text:span text:style-name="T71">1</text:span></text:p>
            <text:p text:style-name="P43"><text:span text:style-name="T71">2</text:span></text:p>
            <text:p text:style-name="P43"><text:span text:style-name="T71">3</text:span></text:p>
            <text:p text:style-name="P43"><text:span text:style-name="T71">4</text:span></text:p>
            <text:p text:style-name="P43"><text:span text:style-name="T71">5</text:span></text:p>
            <text:p text:style-name="P43"><text:span text:style-name="T71">6</text:span></text:p>
            <text:p text:style-name="P43"><text:span text:style-name="T71">7</text:span></text:p>
            <text:p text:style-name="P43"><text:span text:style-name="T71">8</text:span></text:p>
            <text:p text:style-name="P43"><text:span text:style-name="T71">9</text:span></text:p>
            <text:p text:style-name="P43"><text:span text:style-name="T71">10</text:span></text:p>
            <text:p text:style-name="P43"><text:span text:style-name="T71">11</text:span></text:p>
            <text:p text:style-name="P43"><text:span text:style-name="T71">12</text:span></text:p>
            <text:p text:style-name="P43"><text:span text:style-name="T71">13</text:span></text:p>
            <text:p text:style-name="P43"><text:span text:style-name="T71">14</text:span></text:p>
            <text:p text:style-name="P43"><text:span text:style-name="T71">15</text:span></text:p>
            <text:p text:style-name="P43"><text:span text:style-name="T71">16</text:span></text:p>
            <text:p text:style-name="P43"><text:span text:style-name="T71">17</text:span></text:p>
            <text:p text:style-name="P43"><text:span text:style-name="T71">18</text:span></text:p>
            <text:p text:style-name="P43"><text:span text:style-name="T71">19</text:span></text:p>
            <text:p text:style-name="P43"><text:span text:style-name="T71">20</text:span></text:p>
            <text:p text:style-name="P43"><text:span text:style-name="T71">21</text:span></text:p>
            <text:p text:style-name="P43"><text:span text:style-name="T71">22</text:span></text:p>
            <text:p text:style-name="P43"><text:span text:style-name="T71">23</text:span></text:p>
            <text:p text:style-name="P43"><text:span text:style-name="T71">24</text:span></text:p>
            <text:p text:style-name="P43"><text:span text:style-name="T71">25</text:span></text:p>
            <text:p text:style-name="P43"><text:span text:style-name="T71">26</text:span></text:p>
            <text:p text:style-name="P43"><text:span text:style-name="T71">27</text:span></text:p>
            <text:p text:style-name="P43"><text:span text:style-name="T71">28</text:span></text:p>
            <text:p text:style-name="P43"><text:span text:style-name="T71">29</text:span></text:p>
            <text:p text:style-name="P43"><text:span text:style-name="T71">30</text:span></text:p>
            <text:p text:style-name="P43"><text:span text:style-name="T71">31</text:span></text:p>
            <text:p text:style-name="P43"><text:span text:style-name="T71">32</text:span></text:p>
            <text:p text:style-name="P43"><text:span text:style-name="T71">33</text:span></text:p>
            <text:p text:style-name="P43"><text:span text:style-name="T71">34</text:span></text:p>
            <text:p text:style-name="P43"><text:span text:style-name="T71">35</text:span></text:p>
            <text:p text:style-name="P43"><text:span text:style-name="T71">36</text:span></text:p>
            <text:p text:style-name="P43"><text:span text:style-name="T71">37</text:span></text:p>
            <text:p text:style-name="P43"><text:span text:style-name="T71">38</text:span></text:p>
            <text:p text:style-name="P43"><text:span text:style-name="T71">39</text:span></text:p>
            <text:p text:style-name="P43"><text:span text:style-name="T71">40</text:span></text:p>
            <text:p text:style-name="P43"><text:span text:style-name="T71">41</text:span></text:p>
            <text:p text:style-name="P43"><text:span text:style-name="T71">42</text:span></text:p>
            <text:p text:style-name="P43"><text:span text:style-name="T71">43</text:span></text:p>
            <text:p text:style-name="P43"><text:span text:style-name="T71">44</text:span></text:p>
            <text:p text:style-name="P43"><text:span text:style-name="T71">45</text:span></text:p>
            <text:p text:style-name="P43"><text:span text:style-name="T71">46</text:span></text:p>
            <text:p text:style-name="P43"><text:span text:style-name="T71">47</text:span></text:p>
            <text:p text:style-name="P43"><text:span text:style-name="T71">4849</text:span></text:p>
            <text:p text:style-name="P43"><text:span text:style-name="T71">50</text:span></text:p>
            <text:p text:style-name="P43"><text:span text:style-name="T71">51</text:span></text:p>
            <text:p text:style-name="P43"><text:span text:style-name="T71">52</text:span></text:p>
            <text:p text:style-name="P43"><text:span text:style-name="T71">53</text:span></text:p>
            <text:p text:style-name="P43"><text:span text:style-name="T71">54</text:span></text:p>
            <text:p text:style-name="P43"><text:span text:style-name="T71">55</text:span></text:p>
            <text:p text:style-name="P43"><text:span text:style-name="T71">56</text:span></text:p>
            <text:p text:style-name="P43"><text:span text:style-name="T71">57</text:span></text:p>
            <text:p text:style-name="P43"><text:span text:style-name="T71">58</text:span></text:p>
            <text:p text:style-name="P43"><text:span text:style-name="T71">59</text:span></text:p>
            <text:p text:style-name="P43"><text:span text:style-name="T71">60</text:span></text:p>
            <text:p text:style-name="P43"><text:span text:style-name="T71">61</text:span><text:span text:style-name="T72"/></text:p>
          </table:table-cell>
          <table:table-cell table:style-name="TableCell080001">
            <text:p text:style-name="P44"><text:span text:style-name="T73">import java.io.IOException;</text:span></text:p>
            <text:p text:style-name="P44"><text:span text:style-name="T73">import org.apache.hadoop.conf.Configuration;</text:span></text:p>
            <text:p text:style-name="P44"><text:span text:style-name="T73">import org.apache.hadoop.fs.Path;</text:span></text:p>
            <text:p text:style-name="P44"><text:span text:style-name="T73">import org.apache.hadoop.io.IntWritable;</text:span></text:p>
            <text:p text:style-name="P44"><text:span text:style-name="T73">import org.apache.hadoop.io.Text;</text:span></text:p>
            <text:p text:style-name="P44"><text:span text:style-name="T73">import org.apache.hadoop.mapreduce.Job;</text:span></text:p>
            <text:p text:style-name="P44"><text:span text:style-name="T73">import org.apache.hadoop.mapreduce.Mapper;</text:span></text:p>
            <text:p text:style-name="P44"><text:span text:style-name="T73">import org.apache.hadoop.mapreduce.Reducer;</text:span></text:p>
            <text:p text:style-name="P44"><text:span text:style-name="T73">import org.apache.hadoop.mapreduce.lib.input.FileInputFormat;</text:span></text:p>
            <text:p text:style-name="P44"><text:span text:style-name="T73">import org.apache.hadoop.mapreduce.lib.output.FileOutputFormat;</text:span></text:p>
            <text:p text:style-name="P44"><text:span text:style-name="T74"/></text:p>
            <text:p text:style-name="P44"><text:span text:style-name="T75">public class EmpSal {</text:span></text:p>
            <text:p text:style-name="P44"><text:span text:style-name="T76"/></text:p>
            <text:p text:style-name="P44"><text:span text:style-name="T77"><text:s text:c="2"/>public static class TokenizerMapper</text:span></text:p>
            <text:p text:style-name="P44"><text:span text:style-name="T77"><text:s text:c="7"/>extends Mapper&lt;Object, Text, Text, IntWritable&gt;{</text:span></text:p>
            <text:p text:style-name="P44"><text:span text:style-name="T78"/></text:p>
            <text:p text:style-name="P44"><text:span text:style-name="T79"><text:s text:c="4"/>private Text word = new Text();</text:span></text:p>
            <text:p text:style-name="P44"><text:span text:style-name="T80"/></text:p>
            <text:p text:style-name="P44"><text:span text:style-name="T81"><text:s text:c="4"/>public void map(Object key, Text value, Context context</text:span></text:p>
            <text:p text:style-name="P44"><text:span text:style-name="T81"><text:s text:c="20"/>) throws IOException, InterruptedException {</text:span></text:p>
            <text:p text:style-name="P44"><text:span text:style-name="T81"><text:s text:c="5"/></text:span></text:p>
            <text:p text:style-name="P44"><text:span text:style-name="T81"><text:tab/>String last=null;</text:span></text:p>
            <text:p text:style-name="P44"><text:span text:style-name="T81"><text:tab/>String[] words=value.toString().split(",");</text:span></text:p>
            <text:p text:style-name="P44"><text:span text:style-name="T81"><text:tab/>word.set(words[2]);</text:span></text:p>
            <text:p text:style-name="P44"><text:span text:style-name="T81"><text:tab/>last=words[4];</text:span></text:p>
            <text:p text:style-name="P44"><text:span text:style-name="T81"><text:s text:c="4"/>int a=Integer.parseInt(last);</text:span></text:p>
            <text:p text:style-name="P44"><text:span text:style-name="T81"><text:s text:c="4"/>context.write(word, new IntWritable(a));</text:span></text:p>
            <text:p text:style-name="P44"><text:span text:style-name="T81"><text:s text:c="6"/></text:span></text:p>
            <text:p text:style-name="P44"><text:span text:style-name="T81"><text:s text:c="4"/>}</text:span></text:p>
            <text:p text:style-name="P44"><text:span text:style-name="T81"><text:s text:c="2"/>}</text:span></text:p>
            <text:p text:style-name="P44"><text:span text:style-name="T82"/></text:p>
            <text:p text:style-name="P44"><text:span text:style-name="T83"><text:s text:c="2"/>public static class IntSumReducer</text:span></text:p>
            <text:p text:style-name="P44"><text:span text:style-name="T83"><text:s text:c="7"/>extends Reducer&lt;Text,IntWritable,Text,IntWritable&gt;{</text:span></text:p>
            <text:p text:style-name="P44"><text:span text:style-name="T83"><text:s text:c="4"/>private IntWritable result = new IntWritable();</text:span></text:p>
            <text:p text:style-name="P44"><text:span text:style-name="T84"/></text:p>
            <text:p text:style-name="P44"><text:span text:style-name="T85"><text:s text:c="4"/>public void reduce(Text key, Iterable&lt;IntWritable&gt;values,</text:span></text:p>
            <text:p text:style-name="P44"><text:span text:style-name="T85"><text:s text:c="23"/>Context context</text:span></text:p>
            <text:p text:style-name="P44"><text:span text:style-name="T85"><text:s text:c="23"/>) throws IOException, InterruptedException {</text:span></text:p>
            <text:p text:style-name="P44"><text:span text:style-name="T85"><text:s text:c="6"/>int sum = 0;</text:span></text:p>
            <text:p text:style-name="P44"><text:span text:style-name="T85"><text:s text:c="6"/>for (IntWritable val : values) {</text:span></text:p>
            <text:p text:style-name="P44"><text:span text:style-name="T85"><text:s text:c="8"/>sum += val.get();</text:span></text:p>
            <text:p text:style-name="P44"><text:span text:style-name="T85"><text:s text:c="6"/>}</text:span></text:p>
            <text:p text:style-name="P44"><text:span text:style-name="T85"><text:s text:c="6"/>result.set(sum);</text:span></text:p>
            <text:p text:style-name="P44"><text:span text:style-name="T85"><text:s text:c="6"/>context.write(key, result);</text:span></text:p>
            <text:p text:style-name="P44"><text:span text:style-name="T85"><text:s text:c="4"/>}</text:span></text:p>
            <text:p text:style-name="P44"><text:span text:style-name="T85"><text:s text:c="2"/>}</text:span></text:p>
            <text:p text:style-name="P44"><text:span text:style-name="T86"/></text:p>
            <text:p text:style-name="P44"><text:span text:style-name="T87"><text:s text:c="2"/>public static void main(String[] args) throws Exception {</text:span></text:p>
            <text:p text:style-name="P44"><text:span text:style-name="T87"><text:s text:c="4"/>Configuration conf = new Configuration();</text:span></text:p>
            <text:p text:style-name="P44"><text:span text:style-name="T87"><text:s text:c="4"/>Job job = Job.getInstance(conf, "Emp Sal");</text:span></text:p>
            <text:p text:style-name="P44"><text:span text:style-name="T87"><text:s text:c="4"/>job.setJarByClass(EmpSal.class);</text:span></text:p>
            <text:p text:style-name="P44"><text:span text:style-name="T87"><text:s text:c="4"/>job.setMapperClass(TokenizerMapper.class);</text:span></text:p>
            <text:p text:style-name="P44"><text:span text:style-name="T87"><text:s text:c="4"/>job.setCombinerClass(IntSumReducer.class);</text:span></text:p>
            <text:p text:style-name="P44"><text:span text:style-name="T87"><text:s text:c="4"/>job.setReducerClass(IntSumReducer.class);</text:span></text:p>
            <text:p text:style-name="P44"><text:span text:style-name="T87"><text:s text:c="4"/>job.setOutputKeyClass(Text.class);</text:span></text:p>
            <text:p text:style-name="P44"><text:span text:style-name="T87"><text:s text:c="4"/>job.setOutputValueClass(IntWritable.class);</text:span></text:p>
            <text:p text:style-name="P44"><text:span text:style-name="T87"><text:s text:c="4"/>FileInputFormat.addInputPath(job, new Path(args[0]));</text:span></text:p>
            <text:p text:style-name="P44"><text:span text:style-name="T87"><text:s text:c="4"/>FileOutputFormat.setOutputPath(job, new Path(args[1]));</text:span></text:p>
            <text:p text:style-name="P44"><text:span text:style-name="T87"><text:s text:c="4"/>System.exit(job.waitForCompletion(true) ? 0 : 1);</text:span></text:p>
            <text:p text:style-name="P44"><text:span text:style-name="T87"><text:s text:c="2"/>}</text:span></text:p>
            <text:p text:style-name="P44"><text:span text:style-name="T87">}</text:span><text:span text:style-name="T88"/></text:p>
          </table:table-cell>
        </table:table-row>
      </table:table>
      <text:p text:style-name="P46"><text:span text:style-name="T88"/></text:p>
      <text:p text:style-name="P46"><text:span text:style-name="T88"/></text:p>
      <text:p text:style-name="P46"><text:span text:style-name="T88"/></text:p>
      <text:p text:style-name="P46"><text:span text:style-name="T89">Output:</text:span></text:p>
      <text:p text:style-name="P46"><text:span text:style-name="T90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48"><text:span text:style-name="T91">1</text:span></text:p>
            <text:p text:style-name="P48"><text:span text:style-name="T91">2</text:span></text:p>
            <text:p text:style-name="P48"><text:span text:style-name="T91">3</text:span></text:p>
            <text:p text:style-name="P48"><text:span text:style-name="T91">4</text:span></text:p>
            <text:p text:style-name="P48"><text:span text:style-name="T91">5</text:span></text:p>
            <text:p text:style-name="P48"><text:span text:style-name="T91">6</text:span></text:p>
            <text:p text:style-name="P48"><text:span text:style-name="T91">7</text:span><text:span text:style-name="T92"/></text:p>
          </table:table-cell>
          <table:table-cell table:style-name="TableCell090001">
            <text:p text:style-name="P49"><text:span text:style-name="T93">CLOUD,80000</text:span></text:p>
            <text:p text:style-name="P49"><text:span text:style-name="T93">ECSSAP,140000</text:span></text:p>
            <text:p text:style-name="P49"><text:span text:style-name="T93">FNPR,111000</text:span></text:p>
            <text:p text:style-name="P49"><text:span text:style-name="T93">FSADM,60000</text:span></text:p>
            <text:p text:style-name="P49"><text:span text:style-name="T93">ICS,24000</text:span></text:p>
            <text:p text:style-name="P49"><text:span text:style-name="T93">IMST,86000</text:span></text:p>
            <text:p text:style-name="P49"><text:span text:style-name="T93">MFGADM,40000</text:span><text:span text:style-name="T94"/></text:p>
          </table:table-cell>
        </table:table-row>
      </table:table>
      <text:p text:style-name="P51"><text:span text:style-name="T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